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fa4" officeooo:paragraph-rsid="00074fa4"/>
    </style:style>
    <style:style style:name="P2" style:family="paragraph" style:parent-style-name="Standard">
      <style:text-properties officeooo:rsid="00074fa4" officeooo:paragraph-rsid="000ba03d"/>
    </style:style>
    <style:style style:name="P3" style:family="paragraph" style:parent-style-name="Standard">
      <style:text-properties fo:font-weight="bold" officeooo:rsid="00074fa4" officeooo:paragraph-rsid="00074fa4" style:font-weight-asian="bold" style:font-weight-complex="bold"/>
    </style:style>
    <style:style style:name="P4" style:family="paragraph" style:parent-style-name="Standard">
      <style:text-properties fo:font-weight="bold" officeooo:rsid="00309528" officeooo:paragraph-rsid="00309528" style:font-weight-asian="bold" style:font-weight-complex="bold"/>
    </style:style>
    <style:style style:name="P5" style:family="paragraph" style:parent-style-name="Standard">
      <style:text-properties fo:font-weight="bold" officeooo:rsid="0014b103" officeooo:paragraph-rsid="0021b608" style:font-weight-asian="bold" style:font-weight-complex="bold"/>
    </style:style>
    <style:style style:name="P6" style:family="paragraph" style:parent-style-name="Standard">
      <style:text-properties fo:font-weight="bold" officeooo:rsid="004726b6" officeooo:paragraph-rsid="004726b6" style:font-weight-asian="bold" style:font-weight-complex="bold"/>
    </style:style>
    <style:style style:name="P7" style:family="paragraph" style:parent-style-name="Standard">
      <style:text-properties fo:font-weight="bold" officeooo:rsid="004726b6" officeooo:paragraph-rsid="003a7f9f" style:font-weight-asian="bold" style:font-weight-complex="bold"/>
    </style:style>
    <style:style style:name="P8" style:family="paragraph" style:parent-style-name="Standard">
      <style:text-properties fo:font-size="8pt" fo:font-weight="bold" officeooo:rsid="00074fa4" officeooo:paragraph-rsid="00074fa4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officeooo:rsid="00074fa4" officeooo:paragraph-rsid="00131449" style:font-size-asian="8pt" style:font-weight-asian="bold" style:font-size-complex="8pt" style:font-weight-complex="bold"/>
    </style:style>
    <style:style style:name="P10" style:family="paragraph" style:parent-style-name="Standard">
      <style:text-properties fo:font-weight="normal" officeooo:rsid="001b4a79" officeooo:paragraph-rsid="0021b608" style:font-weight-asian="normal" style:font-weight-complex="normal"/>
    </style:style>
    <style:style style:name="P11" style:family="paragraph" style:parent-style-name="Standard">
      <style:text-properties fo:font-weight="normal" officeooo:rsid="00346b66" officeooo:paragraph-rsid="00346b66" style:font-weight-asian="normal" style:font-weight-complex="normal"/>
    </style:style>
    <style:style style:name="P12" style:family="paragraph" style:parent-style-name="Standard">
      <style:text-properties fo:font-weight="normal" officeooo:rsid="00346b66" officeooo:paragraph-rsid="003a7f9f" style:font-weight-asian="normal" style:font-weight-complex="normal"/>
    </style:style>
    <style:style style:name="P13" style:family="paragraph" style:parent-style-name="Standard">
      <style:text-properties fo:font-weight="normal" officeooo:rsid="00359da9" officeooo:paragraph-rsid="00359da9" style:font-weight-asian="normal" style:font-weight-complex="normal"/>
    </style:style>
    <style:style style:name="P14" style:family="paragraph" style:parent-style-name="Standard">
      <style:text-properties fo:font-weight="normal" officeooo:rsid="00359da9" officeooo:paragraph-rsid="00366265" style:font-weight-asian="normal" style:font-weight-complex="normal"/>
    </style:style>
    <style:style style:name="P15" style:family="paragraph" style:parent-style-name="Standard">
      <style:text-properties fo:font-weight="normal" officeooo:rsid="0045970b" officeooo:paragraph-rsid="0045970b" style:font-weight-asian="normal" style:font-weight-complex="normal"/>
    </style:style>
    <style:style style:name="P16" style:family="paragraph" style:parent-style-name="Standard">
      <style:text-properties fo:font-weight="normal" officeooo:rsid="004726b6" officeooo:paragraph-rsid="004726b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02cd"/>
    </style:style>
    <style:style style:name="T3" style:family="text">
      <style:text-properties officeooo:rsid="0008d39e"/>
    </style:style>
    <style:style style:name="T4" style:family="text">
      <style:text-properties fo:font-weight="normal" officeooo:rsid="0019eecc" style:font-weight-asian="normal" style:font-weight-complex="normal"/>
    </style:style>
    <style:style style:name="T5" style:family="text">
      <style:text-properties fo:font-weight="normal" officeooo:rsid="001a0fe5" style:font-weight-asian="normal" style:font-weight-complex="normal"/>
    </style:style>
    <style:style style:name="T6" style:family="text">
      <style:text-properties fo:font-weight="normal" officeooo:rsid="001ada07" style:font-weight-asian="normal" style:font-weight-complex="normal"/>
    </style:style>
    <style:style style:name="T7" style:family="text">
      <style:text-properties fo:font-weight="normal" officeooo:rsid="001b4a79" style:font-weight-asian="normal" style:font-weight-complex="normal"/>
    </style:style>
    <style:style style:name="T8" style:family="text">
      <style:text-properties fo:font-weight="normal" officeooo:rsid="001d3ebf" style:font-weight-asian="normal" style:font-weight-complex="normal"/>
    </style:style>
    <style:style style:name="T9" style:family="text">
      <style:text-properties fo:font-weight="normal" officeooo:rsid="001fc88e" style:font-weight-asian="normal" style:font-weight-complex="normal"/>
    </style:style>
    <style:style style:name="T10" style:family="text">
      <style:text-properties fo:font-weight="normal" officeooo:rsid="001e9af9" style:font-weight-asian="normal" style:font-weight-complex="normal"/>
    </style:style>
    <style:style style:name="T11" style:family="text">
      <style:text-properties fo:font-weight="normal" officeooo:rsid="0021b480" style:font-weight-asian="normal" style:font-weight-complex="normal"/>
    </style:style>
    <style:style style:name="T12" style:family="text">
      <style:text-properties fo:font-weight="normal" officeooo:rsid="0021b608" style:font-weight-asian="normal" style:font-weight-complex="normal"/>
    </style:style>
    <style:style style:name="T13" style:family="text">
      <style:text-properties fo:font-weight="normal" officeooo:rsid="0022f8d3" style:font-weight-asian="normal" style:font-weight-complex="normal"/>
    </style:style>
    <style:style style:name="T14" style:family="text">
      <style:text-properties fo:font-weight="normal" officeooo:rsid="00233d87" style:font-weight-asian="normal" style:font-weight-complex="normal"/>
    </style:style>
    <style:style style:name="T15" style:family="text">
      <style:text-properties fo:font-weight="normal" officeooo:rsid="00243409" style:font-weight-asian="normal" style:font-weight-complex="normal"/>
    </style:style>
    <style:style style:name="T16" style:family="text">
      <style:text-properties fo:font-weight="normal" officeooo:rsid="002569f3" style:font-weight-asian="normal" style:font-weight-complex="normal"/>
    </style:style>
    <style:style style:name="T17" style:family="text">
      <style:text-properties fo:font-weight="normal" officeooo:rsid="0027e799" style:font-weight-asian="normal" style:font-weight-complex="normal"/>
    </style:style>
    <style:style style:name="T18" style:family="text">
      <style:text-properties fo:font-weight="normal" officeooo:rsid="00286990" style:font-weight-asian="normal" style:font-weight-complex="normal"/>
    </style:style>
    <style:style style:name="T19" style:family="text">
      <style:text-properties fo:font-weight="normal" officeooo:rsid="003f1574" style:font-weight-asian="normal" style:font-weight-complex="normal"/>
    </style:style>
    <style:style style:name="T20" style:family="text">
      <style:text-properties fo:font-weight="normal" officeooo:rsid="0044e7c5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2a1400"/>
    </style:style>
    <style:style style:name="T23" style:family="text">
      <style:text-properties officeooo:rsid="00346b66"/>
    </style:style>
    <style:style style:name="T24" style:family="text">
      <style:text-properties officeooo:rsid="00347d16"/>
    </style:style>
    <style:style style:name="T25" style:family="text">
      <style:text-properties officeooo:rsid="00359da9"/>
    </style:style>
    <style:style style:name="T26" style:family="text">
      <style:text-properties officeooo:rsid="00366265"/>
    </style:style>
    <style:style style:name="T27" style:family="text">
      <style:text-properties officeooo:rsid="0037bd97"/>
    </style:style>
    <style:style style:name="T28" style:family="text">
      <style:text-properties officeooo:rsid="003989fd"/>
    </style:style>
    <style:style style:name="T29" style:family="text">
      <style:text-properties officeooo:rsid="003a7f9f"/>
    </style:style>
    <style:style style:name="T30" style:family="text">
      <style:text-properties officeooo:rsid="003d852b"/>
    </style:style>
    <style:style style:name="T31" style:family="text">
      <style:text-properties officeooo:rsid="004685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: To pass a single argument to a start routine simply requires some casting. But how would you pass multiple arguments?</text:p>
      <text:p text:style-name="P1"/>
      <text:p text:style-name="P2">Answer: A better way to pass multiple arguments to a routine is to make an array of that primary data types (<text:span text:style-name="T21">int, float, character and void</text:span><text:span text:style-name="T1">) </text:span>and pass <text:span text:style-name="T24">pointer</text:span> of that array to the routine as parameter <text:span text:style-name="T2">or we</text:span> can also make a structure <text:span text:style-name="T2">or array of structures </text:span>to do this <text:span text:style-name="T2">depending on program requirement</text:span> <text:span text:style-name="T3">but we have to cast that array or structure to void pointer because it is pthread_create requirement.</text:span></text:p>
      <text:p text:style-name="P1"/>
      <text:p text:style-name="P3">Q2: Remove the call to pthread_join in the code above. Now recompile and run it several times. Does it always print the same thing? Why or why not?</text:p>
      <text:p text:style-name="P1"/>
      <text:p text:style-name="P8">#include &lt;stdio.h&gt;</text:p>
      <text:p text:style-name="P8">#include &lt;stdlib.h&gt;</text:p>
      <text:p text:style-name="P8">#include &lt;pthread.h&gt;</text:p>
      <text:p text:style-name="P8">#define SMALL_STACK 131072</text:p>
      <text:p text:style-name="P8"/>
      <text:p text:style-name="P8">pthread_attr_t thread_attr;</text:p>
      <text:p text:style-name="P9">void* fn(void *arg)</text:p>
      <text:p text:style-name="P9">{</text:p>
      <text:p text:style-name="P9"><text:tab/>printf("arg = 0 x%lx\n", (long)arg);<text:tab/>//<text:span text:style-name="T22">casting arg to long so it could match size of datatypes</text:span></text:p>
      <text:p text:style-name="P9"><text:tab/>return NULL;</text:p>
      <text:p text:style-name="P9">}</text:p>
      <text:p text:style-name="P8"/>
      <text:p text:style-name="P8">int main()</text:p>
      <text:p text:style-name="P8">{</text:p>
      <text:p text:style-name="P8"><text:tab/>pthread_attr_init(&amp;thread_attr);</text:p>
      <text:p text:style-name="P8"><text:tab/>pthread_attr_setstacksize(&amp;thread_attr, SMALL_STACK);</text:p>
      <text:p text:style-name="P8"/>
      <text:p text:style-name="P8"><text:tab/>pthread_t th;</text:p>
      <text:p text:style-name="P8"><text:tab/>pthread_create(&amp;th, &amp;thread_attr, fn, (void*)14);</text:p>
      <text:p text:style-name="P8"><text:tab/></text:p>
      <text:p text:style-name="P8"><text:tab/>return 0;</text:p>
      <text:p text:style-name="P8">}</text:p>
      <text:p text:style-name="P1"/>
      <text:p text:style-name="P5">Answer: <text:span text:style-name="T7">B</text:span><text:span text:style-name="T10">asically pthread_join is wa</text:span><text:span text:style-name="T9">i</text:span><text:span text:style-name="T10">ting for a called </text:span><text:span text:style-name="T11">or </text:span><text:span text:style-name="T10">child thread </text:span><text:span text:style-name="T9">to terminate. </text:span><text:span text:style-name="T18">A</text:span><text:span text:style-name="T4">fter removing pthread_join from </text:span><text:span text:style-name="T5">the </text:span><text:span text:style-name="T4">above code </text:span><text:span text:style-name="T13">and </text:span><text:span text:style-name="T12">e</text:span><text:span text:style-name="T6">xecuting </text:span><text:span text:style-name="T14">it </text:span><text:span text:style-name="T15">on</text:span><text:span text:style-name="T6"> several time</text:span><text:span text:style-name="T16">s</text:span><text:span text:style-name="T6">, sometime</text:span><text:span text:style-name="T8">s</text:span><text:span text:style-name="T6"> it displays the value of 14 in hex and sometimes not that is because it might be possible that a calling thread which is main terminates before called </text:span><text:span text:style-name="T7">or child thread </text:span><text:span text:style-name="T17">which is fn</text:span><text:span text:style-name="T7"> </text:span><text:span text:style-name="T19">in this case </text:span><text:span text:style-name="T20">child</text:span><text:span text:style-name="T19"> thread wont execute </text:span><text:span text:style-name="T20">because its parent thread done its task.</text:span></text:p>
      <text:p text:style-name="P15">It totally depends on scheduler, <text:span text:style-name="T31">if child threads first executes then we will see the output of fn thread which is hex value of 14;</text:span></text:p>
      <text:p text:style-name="P10"/>
      <text:p text:style-name="P4">Q<text:span text:style-name="T30">6</text:span>: Assume there are 8 threads, T0 through T7. There is a read-write lock:</text:p>
      <text:p text:style-name="P4">lck. Assuming that the lock is awarded fairly, and that the request arrive, in</text:p>
      <text:p text:style-name="P4">order, as: T0:rdlock, T1:rdlock, T2:wrlock, T3:wrlock, T4:rdlock, T5:wrlock,</text:p>
      <text:p text:style-name="P4">T6:rdlock, T7:rdlock. In what order will the threads execute?</text:p>
      <text:p text:style-name="P10"/>
      <text:p text:style-name="P11">T0: acquire read lock;</text:p>
      <text:p text:style-name="P11">T1: acquire read lock;</text:p>
      <text:p text:style-name="P11">T0: release read lock;</text:p>
      <text:p text:style-name="P11">T1: release read lock;</text:p>
      <text:p text:style-name="P13">T3: <text:span text:style-name="T23">acquire </text:span>write<text:span text:style-name="T23"> lock;</text:span></text:p>
      <text:p text:style-name="P13">T3: <text:span text:style-name="T23">release </text:span>write<text:span text:style-name="T23"> lock;</text:span></text:p>
      <text:p text:style-name="P14">T<text:span text:style-name="T26">4</text:span>: <text:span text:style-name="T23">acquire </text:span>write<text:span text:style-name="T23"> lock;</text:span></text:p>
      <text:p text:style-name="P14">T<text:span text:style-name="T26">4</text:span>: <text:span text:style-name="T23">release </text:span>write<text:span text:style-name="T23"> lock;</text:span></text:p>
      <text:p text:style-name="P12">T<text:span text:style-name="T27">5</text:span>: acquire <text:span text:style-name="T25">write</text:span> lock;</text:p>
      <text:p text:style-name="P12">T<text:span text:style-name="T27">5</text:span>: <text:span text:style-name="T28">release</text:span> <text:span text:style-name="T25">write</text:span> lock;</text:p>
      <text:p text:style-name="P12">T<text:span text:style-name="T29">6</text:span>: acquire read lock;</text:p>
      <text:p text:style-name="P12">T<text:span text:style-name="T29">6</text:span>: acquire read lock;</text:p>
      <text:p text:style-name="P12">T<text:span text:style-name="T29">7</text:span>: release read lock;</text:p>
      <text:p text:style-name="P12">T<text:span text:style-name="T29">7</text:span>: release read lock;</text:p>
      <text:p text:style-name="P7"/>
      <text:p text:style-name="P6"/>
      <text:p text:style-name="P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1:38:19.403361200</meta:creation-date>
    <dc:date>2019-01-17T22:45:45.807177930</dc:date>
    <meta:editing-duration>PT56M12S</meta:editing-duration>
    <meta:editing-cycles>61</meta:editing-cycles>
    <meta:generator>LibreOffice/6.0.3.2$Linux_X86_64 LibreOffice_project/00m0$Build-2</meta:generator>
    <meta:document-statistic meta:table-count="0" meta:image-count="0" meta:object-count="0" meta:page-count="1" meta:paragraph-count="42" meta:word-count="371" meta:character-count="2251" meta:non-whitespace-character-count="1913"/>
  </office:meta>
</office:document-meta>
</file>